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 style:data-style-name="N107"/>
    <style:style style:name="ce1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8"/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1" office:value-type="string">
            <text:p>BMI &lt;= 25, exam 2</text:p>
          </table:table-cell>
          <table:table-cell table:style-name="ce11" office:value-type="string">
            <text:p>BMI &gt; 25, exam 2</text:p>
          </table:table-cell>
          <table:table-cell table:style-name="ce11" office:value-type="string">
            <text:p>Total</text:p>
          </table:table-cell>
          <table:table-cell table:style-name="ce18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style-name="ce12" table:formula="of:=SUM([.D4:.E4])" office:value-type="float" office:value="1770">
            <text:p>1770</text:p>
          </table:table-cell>
          <table:table-cell table:style-name="ce19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16" office:value-type="float" office:value="1890">
            <text:p>1890</text:p>
          </table:table-cell>
          <table:table-cell table:style-name="ce12" table:formula="of:=SUM([.D5:.E5])" office:value-type="float" office:value="2139">
            <text:p>2139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2" table:formula="of:=SUM([.D4:.D5])" office:value-type="float" office:value="1741">
            <text:p>1741</text:p>
          </table:table-cell>
          <table:table-cell table:style-name="ce12" table:formula="of:=SUM([.E4:.E5])" office:value-type="float" office:value="2168">
            <text:p>2168</text:p>
          </table:table-cell>
          <table:table-cell table:style-name="ce12" table:formula="of:=SUM([.D6:.E6])-SUM([.F4:.F5])" office:value-type="float" office:value="0">
            <text:p>0</text:p>
          </table:table-cell>
          <table:table-cell table:style-name="ce13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3" table:number-columns-repeated="2"/>
          <table:table-cell table:style-name="ce13" table:formula="of:=SUM([.F4:.F5])" office:value-type="float" office:value="3909">
            <text:p>3909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3"/>
          <table:table-cell table:style-name="ce14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A)=</text:p>
          </table:table-cell>
          <table:table-cell office:value-type="string">
            <text:p>„2139/3909“=</text:p>
          </table:table-cell>
          <table:table-cell table:style-name="ce15" table:formula="of:=[.F5]/[.F7]" office:value-type="float" office:value="0.547198772064467">
            <text:p>0,547</text:p>
          </table:table-cell>
          <table:table-cell/>
          <table:table-cell table:style-name="ce20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B)=</text:p>
          </table:table-cell>
          <table:table-cell office:value-type="string">
            <text:p>„2168/3909“=</text:p>
          </table:table-cell>
          <table:table-cell table:style-name="ce15" table:formula="of:=[.E6]/[.F7]" office:value-type="float" office:value="0.554617549245331">
            <text:p>0,555</text:p>
          </table:table-cell>
          <table:table-cell/>
          <table:table-cell table:style-name="ce20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C)=</text:p>
          </table:table-cell>
          <table:table-cell office:value-type="string">
            <text:p>„1741/3909“=</text:p>
          </table:table-cell>
          <table:table-cell table:style-name="ce15" table:formula="of:=[.D6]/[.F7]" office:value-type="float" office:value="0.445382450754669">
            <text:p>0,445</text:p>
          </table:table-cell>
          <table:table-cell/>
          <table:table-cell table:style-name="ce20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7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C and A )=</text:p>
          </table:table-cell>
          <table:table-cell office:value-type="string">
            <text:p>„249/3909“=</text:p>
          </table:table-cell>
          <table:table-cell table:style-name="ce17" table:formula="of:=[.D5]/[.F7]" office:value-type="float" office:value="0.0636991557943208">
            <text:p>0,06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5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7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7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9" office:value-type="string">
            <text:p>P(A|B)=</text:p>
          </table:table-cell>
          <table:table-cell office:value-type="string">
            <text:p>P(A and B) / P(B)=</text:p>
          </table:table-cell>
          <table:table-cell table:style-name="ce15" table:formula="of:=[.E12]/[.E10]" office:value-type="float" office:value="0.871771217712177">
            <text:p>0,8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|A)=</text:p>
          </table:table-cell>
          <table:table-cell office:value-type="string">
            <text:p>P(B and A) / P(A)=</text:p>
          </table:table-cell>
          <table:table-cell table:style-name="ce15" table:formula="of:=[.E12]/[.E9]" office:value-type="float" office:value="0.883590462833099">
            <text:p>0,88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|A)=</text:p>
          </table:table-cell>
          <table:table-cell office:value-type="string">
            <text:p>P(C and A) / P(A)=</text:p>
          </table:table-cell>
          <table:table-cell table:style-name="ce15" table:formula="of:=[.E13]/[.E9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high)=</text:p>
          </table:table-cell>
          <table:table-cell office:value-type="string">
            <text:p>„1890/3909“=</text:p>
          </table:table-cell>
          <table:table-cell table:style-name="ce15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Independent:</text:p>
          </table:table-cell>
          <table:table-cell table:style-name="ce9" office:value-type="string">
            <text:p>P( A and B )= P(A)*P(B)=</text:p>
          </table:table-cell>
          <table:table-cell table:style-name="ce15" table:formula="of:=[.E12]" office:value-type="float" office:value="0.483499616270146">
            <text:p>0,483</text:p>
          </table:table-cell>
          <table:table-cell table:style-name="ce15" table:formula="of:=[.E9]*[.E10]" office:value-type="float" office:value="0.303486041912449">
            <text:p>0,30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and B )= P(A)*P(B|A)=</text:p>
          </table:table-cell>
          <table:table-cell table:style-name="ce15" table:formula="of:=[.D23]" office:value-type="float" office:value="0.483499616270146">
            <text:p>0,483</text:p>
          </table:table-cell>
          <table:table-cell table:style-name="ce15" table:formula="of:=[.E9]*[.E19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>
            <text:p>P(B|A)=P(B)=</text:p>
          </table:table-cell>
          <table:table-cell table:style-name="ce15" table:formula="of:=[.E19]" office:value-type="float" office:value="0.883590462833099">
            <text:p>0,884</text:p>
          </table:table-cell>
          <table:table-cell table:style-name="ce15" table:formula="of:=[.E10]" office:value-type="float" office:value="0.554617549245331">
            <text:p>0,5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>
            <text:p>P(A|B)=P(A)=</text:p>
          </table:table-cell>
          <table:table-cell table:style-name="ce15" table:formula="of:=[.E18]" office:value-type="float" office:value="0.871771217712177">
            <text:p>0,872</text:p>
          </table:table-cell>
          <table:table-cell table:style-name="ce15" table:formula="of:=[.E9]" office:value-type="float" office:value="0.547198772064467">
            <text:p>0,54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style-name="ce3" office:value-type="string">
            <text:p>Probability Table</text:p>
          </table:table-cell>
          <table:table-cell table:number-columns-repeated="10"/>
        </table:table-row>
        <table:table-row table:style-name="ro1">
          <table:table-cell table:style-name="ce1" table:number-columns-repeated="3"/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1" office:value-type="string">
            <text:p>BMI &lt;= 25, exam 2</text:p>
          </table:table-cell>
          <table:table-cell table:style-name="ce11" office:value-type="string">
            <text:p>BMI &gt; 25, exam 2</text:p>
          </table:table-cell>
          <table:table-cell table:style-name="ce11" office:value-type="string">
            <text:p>Total</text:p>
          </table:table-cell>
          <table:table-cell table:style-name="ce18"/>
          <table:table-cell table:number-columns-repeated="4"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table:formula="of:=[.E16]" office:value-type="float" office:value="0.381683294960348">
            <text:p>0,381683295</text:p>
          </table:table-cell>
          <table:table-cell table:style-name="ce4" table:formula="of:=[.E15]" office:value-type="float" office:value="0.0711179329751855">
            <text:p>0,071117933</text:p>
          </table:table-cell>
          <table:table-cell table:style-name="ce12" table:formula="of:=SUM([.D32:.E32])" office:value-type="float" office:value="0.452801227935533">
            <text:p>0,4528012279</text:p>
          </table:table-cell>
          <table:table-cell table:style-name="ce19"/>
          <table:table-cell table:number-columns-repeated="4"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table:formula="of:=[.E13]" office:value-type="float" office:value="0.0636991557943208">
            <text:p>0,0636991558</text:p>
          </table:table-cell>
          <table:table-cell table:style-name="ce16" table:formula="of:=[.E12]" office:value-type="float" office:value="0.483499616270146">
            <text:p>0,4834996163</text:p>
          </table:table-cell>
          <table:table-cell table:style-name="ce12" table:formula="of:=SUM([.D33:.E33])" office:value-type="float" office:value="0.547198772064467">
            <text:p>0,5471987721</text:p>
          </table:table-cell>
          <table:table-cell table:style-name="ce19" office:value-type="string">
            <text:p>P(A)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2" table:formula="of:=SUM([.D32:.D33])" office:value-type="float" office:value="0.445382450754669">
            <text:p>0,4453824508</text:p>
          </table:table-cell>
          <table:table-cell table:style-name="ce12" table:formula="of:=SUM([.E32:.E33])" office:value-type="float" office:value="0.554617549245331">
            <text:p>0,5546175492</text:p>
          </table:table-cell>
          <table:table-cell table:style-name="ce12" table:formula="of:=SUM([.D34:.E34])-SUM([.F32:.F33])" office:value-type="float" office:value="0">
            <text:p>0</text:p>
          </table:table-cell>
          <table:table-cell table:style-name="ce13" table:formula="of:=SUM([.D34:.E34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3" office:value-type="string">
            <text:p>P(C)</text:p>
          </table:table-cell>
          <table:table-cell table:style-name="ce13" office:value-type="string">
            <text:p>P(B)</text:p>
          </table:table-cell>
          <table:table-cell table:style-name="ce13" table:formula="of:=SUM([.F32:.F33])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1:05:29</dc:date>
    <dc:creator>Thomas Ludwig</dc:creator>
    <meta:editing-duration>PT1H57M28S</meta:editing-duration>
    <meta:editing-cycles>22</meta:editing-cycles>
    <meta:generator>LibreOffice/3.6$Linux_X86_64 LibreOffice_project/360m1$Build-2</meta:generator>
    <meta:document-statistic meta:table-count="1" meta:cell-count="112" meta:object-count="0"/>
  </office:meta>
</office:document-meta>
</file>